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P. Aneder Jr.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2, 1893</text:p>
      <text:p text:style-name="P5">Month<text:tab/><text:tab/><text:tab/><text:tab/><text:tab/><text:tab/>August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HERMAN LOEB &amp; CO./</text:p>
      <text:p text:style-name="P2">Successors to Lyon &amp; Loeb,/</text:p>
      <text:p text:style-name="P2">Paper Box Mfrs. &amp; Printers/</text:p>
      <text:p text:style-name="P2">119-123 N. Fourth Street./</text:p>
      <text:p text:style-name="P3">Philadelphia, Aug 22 1893./</text:p>
      <text:p text:style-name="P2">Rev Dr S. Morais/</text:p>
      <text:p text:style-name="P2"><text:tab/>Cape May N. J./</text:p>
      <text:p text:style-name="P2"><text:tab/>My dear sir/</text:p>
      <text:p text:style-name="P2"><text:tab/><text:tab/>I am an applicant for/ appointment as a special agent/ for the Treasury--My health is/ such I cannot again go into/ the mercantile business-a/ letter from you to the secretary/ of the Treasury at Washington/ will avail me much good./ <text:s/>Mr Harrity recommend such/ a course, I have his support./ <text:s/>Please send the letter to me/ at 802 N 10" St. <text:s/>Trusting/ you are rapidly regaining your/ usual good health I am/ Yours Truly/ S. P. Aneder J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5:31:34.84</meta:creation-date>
    <dc:date>2011-12-14T15:35:25.96</dc:date>
    <dc:creator>Penn Libraries</dc:creator>
    <meta:editing-duration>PT00H03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78" meta:character-count="1877"/>
  </office:meta>
</office:document-meta>
</file>